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4.41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ulukko1" table:style-name="ta1"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5" table:number-columns-repeated="1018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Flash name</text:p>
          </table:table-cell>
          <table:table-cell table:style-name="Heading" office:value-type="string">
            <text:p>Size (bmlinfo)</text:p>
          </table:table-cell>
          <table:table-cell table:style-name="Heading" office:value-type="string">
            <text:p>Size (kb)</text:p>
          </table:table-cell>
          <table:table-cell table:style-name="ce1" office:value-type="string">
            <text:p>Attributes</text:p>
          </table:table-cell>
          <table:table-cell table:style-name="Heading" table:number-columns-repeated="1018"/>
        </table:table-row>
        <table:table-row table:style-name="ro3">
          <table:table-cell office:value-type="string">
            <text:p>BML1</text:p>
          </table:table-cell>
          <table:table-cell office:value-type="string">
            <text:p>OBM</text:p>
          </table:table-cell>
          <table:table-cell office:value-type="string">
            <text:p>TIM_OBM.bin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2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2</text:p>
          </table:table-cell>
          <table:table-cell office:value-type="string">
            <text:p>MRD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3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3</text:p>
          </table:table-cell>
          <table:table-cell office:value-type="string">
            <text:p>PINMUX</text:p>
          </table:table-cell>
          <table:table-cell office:value-type="string">
            <text:p>PINMUX.bin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4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4</text:p>
          </table:table-cell>
          <table:table-cell office:value-type="string">
            <text:p>LOKE</text:p>
          </table:table-cell>
          <table:table-cell office:value-type="string">
            <text:p>TIM_loke3.bin</text:p>
          </table:table-cell>
          <table:table-cell table:style-name="ce3" office:value-type="string">
            <text:p>0x000c0000</text:p>
          </table:table-cell>
          <table:table-cell table:style-name="Default" table:formula="of:=HEX2DEC(RIGHT([.D5];8))/1024" office:value-type="float" office:value="768">
            <text:p>768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5</text:p>
          </table:table-cell>
          <table:table-cell office:value-type="string">
            <text:p>LOKE_FOTA</text:p>
          </table:table-cell>
          <table:table-cell/>
          <table:table-cell table:style-name="ce3" office:value-type="string">
            <text:p>0x000c0000</text:p>
          </table:table-cell>
          <table:table-cell table:style-name="Default" table:formula="of:=HEX2DEC(RIGHT([.D6];8))/1024" office:value-type="float" office:value="768">
            <text:p>768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6</text:p>
          </table:table-cell>
          <table:table-cell office:value-type="string">
            <text:p>PIT</text:p>
          </table:table-cell>
          <table:table-cell office:value-type="string">
            <text:p>Marvell_Partition.pit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7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7</text:p>
          </table:table-cell>
          <table:table-cell office:value-type="string">
            <text:p>Bootlogo</text:p>
          </table:table-cell>
          <table:table-cell office:value-type="string">
            <text:p>Bootlogo.img</text:p>
          </table:table-cell>
          <table:table-cell table:style-name="ce3" office:value-type="string">
            <text:p>0x000c0000</text:p>
          </table:table-cell>
          <table:table-cell table:style-name="Default" table:formula="of:=HEX2DEC(RIGHT([.D8];8))/1024" office:value-type="float" office:value="768">
            <text:p>768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8</text:p>
          </table:table-cell>
          <table:table-cell office:value-type="string">
            <text:p>CP</text:p>
          </table:table-cell>
          <table:table-cell office:value-type="string">
            <text:p>Arbel_CP.bin</text:p>
          </table:table-cell>
          <table:table-cell table:style-name="ce3" office:value-type="string">
            <text:p>0x00600000</text:p>
          </table:table-cell>
          <table:table-cell table:style-name="Default" table:formula="of:=HEX2DEC(RIGHT([.D9];8))/1024" office:value-type="float" office:value="6144">
            <text:p>6144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9</text:p>
          </table:table-cell>
          <table:table-cell office:value-type="string">
            <text:p>DSP</text:p>
          </table:table-cell>
          <table:table-cell office:value-type="string">
            <text:p>TAVOR_DSP.bin</text:p>
          </table:table-cell>
          <table:table-cell table:style-name="ce3" office:value-type="string">
            <text:p>0x001c0000</text:p>
          </table:table-cell>
          <table:table-cell table:style-name="Default" table:formula="of:=HEX2DEC(RIGHT([.D10];8))/1024" office:value-type="float" office:value="1792">
            <text:p>1792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0</text:p>
          </table:table-cell>
          <table:table-cell office:value-type="string">
            <text:p>RF_Plugin</text:p>
          </table:table-cell>
          <table:table-cell office:value-type="string">
            <text:p>rf_plugin.bin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11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1</text:p>
          </table:table-cell>
          <table:table-cell office:value-type="string">
            <text:p>KERNEL</text:p>
          </table:table-cell>
          <table:table-cell office:value-type="string">
            <text:p>zImage</text:p>
          </table:table-cell>
          <table:table-cell table:style-name="ce3" office:value-type="string">
            <text:p>0x00400000</text:p>
          </table:table-cell>
          <table:table-cell table:style-name="Default" table:formula="of:=HEX2DEC(RIGHT([.D12];8))/1024" office:value-type="float" office:value="4096">
            <text:p>409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12</text:p>
          </table:table-cell>
          <table:table-cell office:value-type="string">
            <text:p>KERNEL_FOTA</text:p>
          </table:table-cell>
          <table:table-cell/>
          <table:table-cell table:style-name="ce3" office:value-type="string">
            <text:p>0x00400000</text:p>
          </table:table-cell>
          <table:table-cell table:style-name="Default" table:formula="of:=HEX2DEC(RIGHT([.D13];8))/1024" office:value-type="float" office:value="4096">
            <text:p>409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3</text:p>
          </table:table-cell>
          <table:table-cell office:value-type="string">
            <text:p>RAMDISK</text:p>
          </table:table-cell>
          <table:table-cell office:value-type="string">
            <text:p>ramdisk.img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14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4</text:p>
          </table:table-cell>
          <table:table-cell office:value-type="string">
            <text:p>RAMDISK_FOTA</text:p>
          </table:table-cell>
          <table:table-cell office:value-type="string">
            <text:p>ramdisk.img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15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5</text:p>
          </table:table-cell>
          <table:table-cell office:value-type="string">
            <text:p>RAMDISK_RCVY</text:p>
          </table:table-cell>
          <table:table-cell office:value-type="string">
            <text:p>ramdisk-recovery.img</text:p>
          </table:table-cell>
          <table:table-cell table:style-name="ce3" office:value-type="string">
            <text:p>0x00180000</text:p>
          </table:table-cell>
          <table:table-cell table:style-name="Default" table:formula="of:=HEX2DEC(RIGHT([.D16];8))/1024" office:value-type="float" office:value="1536">
            <text:p>153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6</text:p>
          </table:table-cell>
          <table:table-cell office:value-type="string">
            <text:p>SYSTEM</text:p>
          </table:table-cell>
          <table:table-cell office:value-type="string">
            <text:p>system.img</text:p>
          </table:table-cell>
          <table:table-cell table:style-name="ce3" office:value-type="string">
            <text:p>0x0f680000</text:p>
          </table:table-cell>
          <table:table-cell table:style-name="Default" table:formula="of:=HEX2DEC(RIGHT([.D17];8))/1024" office:value-type="float" office:value="252416">
            <text:p>252416</text:p>
          </table:table-cell>
          <table:table-cell table:style-name="ce3" office:value-type="string">
            <text:p>2 (STL Read-Only)</text:p>
          </table:table-cell>
          <table:table-cell table:number-columns-repeated="1018"/>
        </table:table-row>
        <table:table-row table:style-name="ro3">
          <table:table-cell office:value-type="string">
            <text:p>BML17</text:p>
          </table:table-cell>
          <table:table-cell office:value-type="string">
            <text:p>USERDATA</text:p>
          </table:table-cell>
          <table:table-cell office:value-type="string">
            <text:p>userdata.img</text:p>
          </table:table-cell>
          <table:table-cell table:style-name="ce3" office:value-type="string">
            <text:p>0x0ac00000</text:p>
          </table:table-cell>
          <table:table-cell table:style-name="Default" table:formula="of:=HEX2DEC(RIGHT([.D18];8))/1024" office:value-type="float" office:value="176128">
            <text:p>176128</text:p>
          </table:table-cell>
          <table:table-cell table:style-name="ce3" office:value-type="string">
            <text:p>2 (STL Read-Only)</text:p>
          </table:table-cell>
          <table:table-cell table:number-columns-repeated="1018"/>
        </table:table-row>
        <table:table-row table:style-name="ro3">
          <table:table-cell office:value-type="string">
            <text:p>BML18</text:p>
          </table:table-cell>
          <table:table-cell office:value-type="string">
            <text:p>PXAFS</text:p>
          </table:table-cell>
          <table:table-cell office:value-type="string">
            <text:p>pxafs.img</text:p>
          </table:table-cell>
          <table:table-cell table:style-name="ce3" office:value-type="string">
            <text:p>0x00a00000</text:p>
          </table:table-cell>
          <table:table-cell table:style-name="Default" table:formula="of:=HEX2DEC(RIGHT([.D19];8))/1024" office:value-type="float" office:value="10240">
            <text:p>10240</text:p>
          </table:table-cell>
          <table:table-cell table:style-name="ce3" office:value-type="string">
            <text:p>2 (STL Read-Only)</text:p>
          </table:table-cell>
          <table:table-cell table:number-columns-repeated="1018"/>
        </table:table-row>
        <table:table-row table:style-name="ro3">
          <table:table-cell office:value-type="string">
            <text:p>BML19</text:p>
          </table:table-cell>
          <table:table-cell office:value-type="string">
            <text:p>NVM</text:p>
          </table:table-cell>
          <table:table-cell office:value-type="string">
            <text:p>NVM.img</text:p>
          </table:table-cell>
          <table:table-cell table:style-name="ce3" office:value-type="string">
            <text:p>0x00600000</text:p>
          </table:table-cell>
          <table:table-cell table:style-name="Default" table:formula="of:=HEX2DEC(RIGHT([.D20];8))/1024" office:value-type="float" office:value="6144">
            <text:p>6144</text:p>
          </table:table-cell>
          <table:table-cell table:style-name="ce3" office:value-type="string">
            <text:p>2 (STL Read-Only)</text:p>
          </table:table-cell>
          <table:table-cell table:number-columns-repeated="1018"/>
        </table:table-row>
        <table:table-row table:style-name="ro3">
          <table:table-cell office:value-type="string">
            <text:p>BML20</text:p>
          </table:table-cell>
          <table:table-cell office:value-type="string">
            <text:p>CACHE</text:p>
          </table:table-cell>
          <table:table-cell office:value-type="string">
            <text:p>cache.img</text:p>
          </table:table-cell>
          <table:table-cell table:style-name="ce3" office:value-type="string">
            <text:p>0x01d80000</text:p>
          </table:table-cell>
          <table:table-cell table:style-name="Default" table:formula="of:=HEX2DEC(RIGHT([.D21];8))/1024" office:value-type="float" office:value="30208">
            <text:p>30208</text:p>
          </table:table-cell>
          <table:table-cell table:style-name="ce3" office:value-type="string">
            <text:p>2 (STL Read-Only)</text:p>
          </table:table-cell>
          <table:table-cell table:number-columns-repeated="1018"/>
        </table:table-row>
        <table:table-row table:style-name="ro3">
          <table:table-cell office:value-type="string">
            <text:p>BML21</text:p>
          </table:table-cell>
          <table:table-cell office:value-type="string">
            <text:p>LFS</text:p>
          </table:table-cell>
          <table:table-cell office:value-type="string">
            <text:p>param.lfs</text:p>
          </table:table-cell>
          <table:table-cell table:style-name="ce3" office:value-type="string">
            <text:p>0x00500000</text:p>
          </table:table-cell>
          <table:table-cell table:style-name="Default" table:formula="of:=HEX2DEC(RIGHT([.D22];8))/1024" office:value-type="float" office:value="5120">
            <text:p>5120</text:p>
          </table:table-cell>
          <table:table-cell table:style-name="ce3" office:value-type="string">
            <text:p>2 (STL Read-Only)</text:p>
          </table:table-cell>
          <table:table-cell table:number-columns-repeated="1018"/>
        </table:table-row>
        <table:table-row table:style-name="ro3">
          <table:table-cell office:value-type="string">
            <text:p>BML22</text:p>
          </table:table-cell>
          <table:table-cell office:value-type="string">
            <text:p>EFS</text:p>
          </table:table-cell>
          <table:table-cell office:value-type="string">
            <text:p>efs.img</text:p>
          </table:table-cell>
          <table:table-cell table:style-name="ce3" office:value-type="string">
            <text:p>0x00a00000</text:p>
          </table:table-cell>
          <table:table-cell table:style-name="Default" table:formula="of:=HEX2DEC(RIGHT([.D23];8))/1024" office:value-type="float" office:value="10240">
            <text:p>10240</text:p>
          </table:table-cell>
          <table:table-cell table:style-name="ce3" office:value-type="string">
            <text:p>2 (STL Read-Only)</text:p>
          </table:table-cell>
          <table:table-cell table:number-columns-repeated="1018"/>
        </table:table-row>
        <table:table-row table:style-name="ro5">
          <table:table-cell office:value-type="string">
            <text:p>BML23</text:p>
          </table:table-cell>
          <table:table-cell office:value-type="string">
            <text:p>PARAM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24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24</text:p>
          </table:table-cell>
          <table:table-cell office:value-type="string">
            <text:p>CUB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25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25</text:p>
          </table:table-cell>
          <table:table-cell office:value-type="string">
            <text:p>SRD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26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3"/>
          <table:table-cell table:style-name="Default"/>
          <table:table-cell table:number-columns-repeated="1022"/>
        </table:table-row>
        <table:table-row table:style-name="ro3">
          <table:table-cell table:style-name="ce3"/>
          <table:table-cell table:style-name="Default"/>
          <table:table-cell table:number-columns-repeated="16"/>
          <table:table-cell office:value-type="string">
            <text:p>size</text:p>
          </table:table-cell>
          <table:table-cell table:number-columns-repeated="4"/>
          <table:table-cell office:value-type="string">
            <text:p>units</text:p>
          </table:table-cell>
          <table:table-cell table:number-columns-repeated="6"/>
          <table:table-cell office:value-type="string">
            <text:p>id</text:p>
          </table:table-cell>
          <table:table-cell table:number-columns-repeated="993"/>
        </table:table-row>
        <table:table-row table:style-name="ro3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0">
            <text:p>0</text:p>
          </table:table-cell>
          <table:table-cell office:value-type="string">
            <text:p>Partition</text:p>
          </table:table-cell>
          <table:table-cell office:value-type="string">
            <text:p>Name:</text:p>
          </table:table-cell>
          <table:table-cell office:value-type="string">
            <text:p>OBM</text:p>
          </table:table-cell>
          <table:table-cell office:value-type="string">
            <text:p>Flash</text:p>
          </table:table-cell>
          <table:table-cell office:value-type="string">
            <text:p>Filename:</text:p>
          </table:table-cell>
          <table:table-cell office:value-type="string">
            <text:p>TIM_OBM.bin</text:p>
          </table:table-cell>
          <table:table-cell table:number-columns-repeated="998"/>
        </table:table-row>
        <table:table-row table:style-name="ro3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1">
            <text:p>1</text:p>
          </table:table-cell>
          <table:table-cell office:value-type="string">
            <text:p>Partition</text:p>
          </table:table-cell>
          <table:table-cell office:value-type="string">
            <text:p>Name:</text:p>
          </table:table-cell>
          <table:table-cell office:value-type="string">
            <text:p>MRD</text:p>
          </table:table-cell>
          <table:table-cell table:number-columns-repeated="1001"/>
        </table:table-row>
        <table:table-row table:style-name="ro3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2">
            <text:p>2</text:p>
          </table:table-cell>
          <table:table-cell office:value-type="string">
            <text:p>Partition</text:p>
          </table:table-cell>
          <table:table-cell office:value-type="string">
            <text:p>Name:</text:p>
          </table:table-cell>
          <table:table-cell office:value-type="string">
            <text:p>PINMUX</text:p>
          </table:table-cell>
          <table:table-cell office:value-type="string">
            <text:p>Flash</text:p>
          </table:table-cell>
          <table:table-cell office:value-type="string">
            <text:p>Filename:</text:p>
          </table:table-cell>
          <table:table-cell office:value-type="string">
            <text:p>PINMUX.bin</text:p>
          </table:table-cell>
          <table:table-cell table:number-columns-repeated="998"/>
        </table:table-row>
        <table:table-row table:style-name="ro5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3">
            <text:p>3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4">
            <text:p>4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5">
            <text:p>5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6">
            <text:p>6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3"/>
          <table:table-cell office:value-type="float" office:value="7">
            <text:p>7</text:p>
          </table:table-cell>
          <table:table-cell table:number-columns-repeated="1005"/>
        </table:table-row>
        <table:table-row table:style-name="ro5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4"/>
          <table:table-cell office:value-type="float" office:value="8">
            <text:p>8</text:p>
          </table:table-cell>
          <table:table-cell table:number-columns-repeated="1004"/>
        </table:table-row>
        <table:table-row table:style-name="ro5">
          <table:table-cell table:style-name="ce3"/>
          <table:table-cell table:style-name="Default"/>
          <table:table-cell table:style-name="ce5"/>
          <table:table-cell table:number-columns-repeated="15"/>
          <table:table-cell office:value-type="float" office:value="9">
            <text:p>9</text:p>
          </table:table-cell>
          <table:table-cell table:number-columns-repeated="1005"/>
        </table:table-row>
        <table:table-row table:style-name="ro5">
          <table:table-cell table:style-name="ce3"/>
          <table:table-cell table:style-name="Default"/>
          <table:table-cell table:style-name="ce5"/>
          <table:table-cell table:number-columns-repeated="13"/>
          <table:table-cell office:value-type="float" office:value="10">
            <text:p>10</text:p>
          </table:table-cell>
          <table:table-cell table:number-columns-repeated="1007"/>
        </table:table-row>
        <table:table-row table:style-name="ro5">
          <table:table-cell table:style-name="ce3"/>
          <table:table-cell table:style-name="Default"/>
          <table:table-cell table:style-name="ce5"/>
          <table:table-cell table:number-columns-repeated="13"/>
          <table:table-cell office:value-type="float" office:value="11">
            <text:p>11</text:p>
          </table:table-cell>
          <table:table-cell table:number-columns-repeated="1007"/>
        </table:table-row>
        <table:table-row table:style-name="ro5">
          <table:table-cell table:style-name="ce3"/>
          <table:table-cell table:style-name="Default"/>
          <table:table-cell table:style-name="ce5"/>
          <table:table-cell table:number-columns-repeated="14"/>
          <table:table-cell office:value-type="float" office:value="12">
            <text:p>12</text:p>
          </table:table-cell>
          <table:table-cell table:number-columns-repeated="1006"/>
        </table:table-row>
        <table:table-row table:style-name="ro5">
          <table:table-cell table:style-name="ce3"/>
          <table:table-cell table:style-name="Default"/>
          <table:table-cell table:style-name="ce5"/>
          <table:table-cell table:number-columns-repeated="14"/>
          <table:table-cell office:value-type="float" office:value="13">
            <text:p>13</text:p>
          </table:table-cell>
          <table:table-cell table:number-columns-repeated="1006"/>
        </table:table-row>
        <table:table-row table:style-name="ro5">
          <table:table-cell table:style-name="ce3"/>
          <table:table-cell table:style-name="Default"/>
          <table:table-cell table:style-name="ce5"/>
          <table:table-cell table:number-columns-repeated="14"/>
          <table:table-cell office:value-type="float" office:value="14">
            <text:p>14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Default"/>
          <table:table-cell table:style-name="ce5"/>
          <table:table-cell table:number-columns-repeated="12"/>
          <table:table-cell office:value-type="float" office:value="20">
            <text:p>20</text:p>
          </table:table-cell>
          <table:table-cell office:value-type="string">
            <text:p>/dev/stl16</text:p>
          </table:table-cell>
          <table:table-cell/>
          <table:table-cell office:value-type="string">
            <text:p>/system</text:p>
          </table:table-cell>
          <table:table-cell/>
          <table:table-cell office:value-type="string">
            <text:p>rfs</text:p>
          </table:table-cell>
          <table:table-cell table:number-columns-repeated="1003"/>
        </table:table-row>
        <table:table-row table:style-name="ro3">
          <table:table-cell table:style-name="ce3"/>
          <table:table-cell table:style-name="Default"/>
          <table:table-cell table:style-name="ce5"/>
          <table:table-cell table:number-columns-repeated="12"/>
          <table:table-cell office:value-type="float" office:value="21">
            <text:p>21</text:p>
          </table:table-cell>
          <table:table-cell/>
          <table:table-cell office:value-type="string">
            <text:p>/dev/stl17</text:p>
          </table:table-cell>
          <table:table-cell/>
          <table:table-cell office:value-type="string">
            <text:p>/data</text:p>
          </table:table-cell>
          <table:table-cell/>
          <table:table-cell office:value-type="string">
            <text:p>rfs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Default"/>
          <table:table-cell table:style-name="ce5"/>
          <table:table-cell table:number-columns-repeated="13"/>
          <table:table-cell office:value-type="float" office:value="22">
            <text:p>22</text:p>
          </table:table-cell>
          <table:table-cell office:value-type="string">
            <text:p>/dev/stl18</text:p>
          </table:table-cell>
          <table:table-cell/>
          <table:table-cell office:value-type="string">
            <text:p>/marvell</text:p>
          </table:table-cell>
          <table:table-cell/>
          <table:table-cell office:value-type="string">
            <text:p>rfs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Default"/>
          <table:table-cell table:style-name="ce5"/>
          <table:table-cell table:number-columns-repeated="13"/>
          <table:table-cell office:value-type="float" office:value="23">
            <text:p>23</text:p>
          </table:table-cell>
          <table:table-cell office:value-type="string">
            <text:p>/dev/stl19</text:p>
          </table:table-cell>
          <table:table-cell/>
          <table:table-cell office:value-type="string">
            <text:p>/mnt/nvm</text:p>
          </table:table-cell>
          <table:table-cell office:value-type="string">
            <text:p>rfs</text:p>
          </table:table-cell>
          <table:table-cell table:number-columns-repeated="1003"/>
        </table:table-row>
        <table:table-row table:style-name="ro3">
          <table:table-cell table:style-name="ce3"/>
          <table:table-cell table:style-name="Default"/>
          <table:table-cell table:style-name="ce5"/>
          <table:table-cell table:number-columns-repeated="12"/>
          <table:table-cell office:value-type="float" office:value="24">
            <text:p>24</text:p>
          </table:table-cell>
          <table:table-cell office:value-type="string">
            <text:p>/dev/stl20</text:p>
          </table:table-cell>
          <table:table-cell/>
          <table:table-cell office:value-type="string">
            <text:p>/cache</text:p>
          </table:table-cell>
          <table:table-cell/>
          <table:table-cell office:value-type="string">
            <text:p>rfs</text:p>
          </table:table-cell>
          <table:table-cell table:number-columns-repeated="1003"/>
        </table:table-row>
        <table:table-row table:style-name="ro3">
          <table:table-cell table:style-name="ce3"/>
          <table:table-cell table:style-name="Default"/>
          <table:table-cell table:style-name="ce5"/>
          <table:table-cell table:number-columns-repeated="13"/>
          <table:table-cell office:value-type="float" office:value="25">
            <text:p>25</text:p>
          </table:table-cell>
          <table:table-cell office:value-type="string">
            <text:p>/dev/stl21</text:p>
          </table:table-cell>
          <table:table-cell/>
          <table:table-cell office:value-type="string">
            <text:p>/mnt/.lfs</text:p>
          </table:table-cell>
          <table:table-cell office:value-type="string">
            <text:p>j4fs</text:p>
          </table:table-cell>
          <table:table-cell table:number-columns-repeated="1003"/>
        </table:table-row>
        <table:table-row table:style-name="ro3">
          <table:table-cell table:style-name="ce3"/>
          <table:table-cell table:style-name="Default"/>
          <table:table-cell table:style-name="ce5"/>
          <table:table-cell table:number-columns-repeated="13"/>
          <table:table-cell office:value-type="float" office:value="26">
            <text:p>26</text:p>
          </table:table-cell>
          <table:table-cell office:value-type="string">
            <text:p>/dev/stl22</text:p>
          </table:table-cell>
          <table:table-cell/>
          <table:table-cell office:value-type="string">
            <text:p>/efs</text:p>
          </table:table-cell>
          <table:table-cell/>
          <table:table-cell office:value-type="string">
            <text:p>rfs</text:p>
          </table:table-cell>
          <table:table-cell table:number-columns-repeated="1002"/>
        </table:table-row>
        <table:table-row table:style-name="ro5">
          <table:table-cell table:style-name="ce3"/>
          <table:table-cell table:style-name="Default"/>
          <table:table-cell table:style-name="ce5"/>
          <table:table-cell table:number-columns-repeated="14"/>
          <table:table-cell office:value-type="float" office:value="15">
            <text:p>15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5"/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5"/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1006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ulukko2" table:style-name="ta1">
        <table:table-column table:style-name="co5" table:default-cell-style-name="Default"/>
        <table:table-row table:style-name="ro4">
          <table:table-cell/>
        </table:table-row>
      </table:table>
      <table:table table:name="Taulukko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u Pajarinen</meta:initial-creator>
    <meta:creation-date>2012-11-23T10:15:14</meta:creation-date>
    <dc:date>2012-12-10T00:35:28</dc:date>
    <dc:creator>Teemu Pajarinen</dc:creator>
    <meta:editing-duration>PT8H11M28S</meta:editing-duration>
    <meta:editing-cycles>8</meta:editing-cycles>
    <meta:generator>LibreOffice/3.5$Linux_X86_64 LibreOffice_project/350m1$Build-2</meta:generator>
    <meta:document-statistic meta:table-count="3" meta:cell-count="198" meta:object-count="0"/>
  </office:meta>
</office:document-meta>
</file>